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2.19pt"/>
    </style:style>
    <style:style style:name="co3" style:family="table-column">
      <style:table-column-properties fo:break-before="auto" style:column-width="133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8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6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io:particpant</text:p>
          </table:table-cell>
          <table:table-cell office:value-type="string" calcext:value-type="string">
            <text:p>Identifier</text:p>
          </table:table-cell>
          <table:table-cell table:style-name="ce5" office:value-type="string" calcext:value-type="string">
            <text:p>dcterms:title 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io:date</text:p>
          </table:table-cell>
          <table:table-cell office:value-type="string" calcext:value-type="string">
            <text:p>dcterms:type</text:p>
          </table:table-cell>
          <table:table-cell office:value-type="string" calcext:value-type="string">
            <text:p>dcterms:description</text:p>
          </table:table-cell>
          <table:table-cell office:value-type="string" calcext:value-type="string">
            <text:p>schema:locatio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relationship:knowsOf</text:p>
          </table:table-cell>
          <table:table-cell office:value-type="string" calcext:value-type="string">
            <text:p>bio:officiator</text:p>
          </table:table-cell>
          <table:table-cell office:value-type="string" calcext:value-type="string">
            <text:p>dcterms:source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117" calcext:value-type="float">
            <text:p>1117</text:p>
          </table:table-cell>
          <table:table-cell table:formula="of:=COM.MICROSOFT.CONCAT ([.E2];&quot;, &quot;;[.D2];&quot; &quot;;[.F2])" office:value-type="string" office:string-value="1827-07-06, Eliza baptism" calcext:value-type="string">
            <text:p>1827-07-06, Eliza baptism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1827-07-06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120" calcext:value-type="float">
            <text:p>1120</text:p>
          </table:table-cell>
          <table:table-cell table:formula="of:=COM.MICROSOFT.CONCAT ([.E3];&quot;, &quot;;[.D3];&quot; &quot;;[.F3])" office:value-type="string" office:string-value="1828-10-12, Sarah baptism" calcext:value-type="string">
            <text:p>1828-10-12, Sarah baptis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1828-10-12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124" calcext:value-type="float">
            <text:p>1124</text:p>
          </table:table-cell>
          <table:table-cell table:formula="of:=COM.MICROSOFT.CONCAT ([.E4];&quot;, &quot;;[.D4];&quot; &quot;;[.F4])" office:value-type="string" office:string-value="1829-05-17, John Francis baptism" calcext:value-type="string">
            <text:p>1829-05-17, John Francis baptism</text:p>
          </table:table-cell>
          <table:table-cell office:value-type="string" calcext:value-type="string">
            <text:p>John Francis</text:p>
          </table:table-cell>
          <table:table-cell office:value-type="string" calcext:value-type="string">
            <text:p>1829-05-17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128" calcext:value-type="float">
            <text:p>1128</text:p>
          </table:table-cell>
          <table:table-cell table:formula="of:=COM.MICROSOFT.CONCAT ([.E5];&quot;, &quot;;[.D5];&quot; &quot;;[.F5])" office:value-type="string" office:string-value="1829-08-07, Sarah Ann Elizabeth baptism" calcext:value-type="string">
            <text:p>1829-08-07, Sarah Ann Elizabeth baptism</text:p>
          </table:table-cell>
          <table:table-cell office:value-type="string" calcext:value-type="string">
            <text:p>Sarah Ann Elizabeth</text:p>
          </table:table-cell>
          <table:table-cell office:value-type="string" calcext:value-type="string">
            <text:p>1829-08-07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130" calcext:value-type="float">
            <text:p>1130</text:p>
          </table:table-cell>
          <table:table-cell table:formula="of:=COM.MICROSOFT.CONCAT ([.E6];&quot;, &quot;;[.D6];&quot; &quot;;[.F6])" office:value-type="string" office:string-value="1829-11-12, Hillen baptism" calcext:value-type="string">
            <text:p>1829-11-12, Hillen baptism</text:p>
          </table:table-cell>
          <table:table-cell office:value-type="string" calcext:value-type="string">
            <text:p>Hillen</text:p>
          </table:table-cell>
          <table:table-cell office:value-type="string" calcext:value-type="string">
            <text:p>1829-11-12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132" calcext:value-type="float">
            <text:p>1132</text:p>
          </table:table-cell>
          <table:table-cell table:formula="of:=COM.MICROSOFT.CONCAT ([.E7];&quot;, &quot;;[.D7];&quot; &quot;;[.F7])" office:value-type="string" office:string-value="1829-11-22, Henry baptism" calcext:value-type="string">
            <text:p>1829-11-22, Henry baptism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1829-11-22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134" calcext:value-type="float">
            <text:p>1134</text:p>
          </table:table-cell>
          <table:table-cell table:formula="of:=COM.MICROSOFT.CONCAT ([.E8];&quot;, &quot;;[.D8];&quot; &quot;;[.F8])" office:value-type="string" office:string-value="1830-01-24, Lewis baptism" calcext:value-type="string">
            <text:p>1830-01-24, Lewis baptism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1830-01-24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136" calcext:value-type="float">
            <text:p>1136</text:p>
          </table:table-cell>
          <table:table-cell table:formula="of:=COM.MICROSOFT.CONCAT ([.E9];&quot;, &quot;;[.D9];&quot; &quot;;[.F9])" office:value-type="string" office:string-value="1830-04-02, Judith baptism" calcext:value-type="string">
            <text:p>1830-04-02, Judith baptism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1830-04-02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139" calcext:value-type="float">
            <text:p>1139</text:p>
          </table:table-cell>
          <table:table-cell table:formula="of:=COM.MICROSOFT.CONCAT ([.E10];&quot;, &quot;;[.D10];&quot; &quot;;[.F10])" office:value-type="string" office:string-value="1830-09-05, Gabriel Isaac baptism" calcext:value-type="string">
            <text:p>1830-09-05, Gabriel Isaac baptism</text:p>
          </table:table-cell>
          <table:table-cell office:value-type="string" calcext:value-type="string">
            <text:p>Gabriel Isaac</text:p>
          </table:table-cell>
          <table:table-cell office:value-type="string" calcext:value-type="string">
            <text:p>1830-09-05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141" calcext:value-type="float">
            <text:p>1141</text:p>
          </table:table-cell>
          <table:table-cell table:formula="of:=COM.MICROSOFT.CONCAT ([.E11];&quot;, &quot;;[.D11];&quot; &quot;;[.F11])" office:value-type="string" office:string-value="1831-09-09, Matilda Ann baptism" calcext:value-type="string">
            <text:p>1831-09-09, Matilda Ann baptism</text:p>
          </table:table-cell>
          <table:table-cell office:value-type="string" calcext:value-type="string">
            <text:p>Matilda Ann</text:p>
          </table:table-cell>
          <table:table-cell office:value-type="string" calcext:value-type="string">
            <text:p>1831-09-09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142" calcext:value-type="float">
            <text:p>1142</text:p>
          </table:table-cell>
          <table:table-cell table:formula="of:=COM.MICROSOFT.CONCAT ([.E12];&quot;, &quot;;[.D12];&quot; &quot;;[.F12])" office:value-type="string" office:string-value="1832-07-29, Robert baptism" calcext:value-type="string">
            <text:p>1832-07-29, Robert baptis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1832-07-29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45" calcext:value-type="float">
            <text:p>1145</text:p>
          </table:table-cell>
          <table:table-cell table:formula="of:=COM.MICROSOFT.CONCAT ([.E13];&quot;, &quot;;[.D13];&quot; &quot;;[.F13])" office:value-type="string" office:string-value="1828-11-19, Maria baptism" calcext:value-type="string">
            <text:p>1828-11-19, Maria baptism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1828-11-19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156" calcext:value-type="float">
            <text:p>1156</text:p>
          </table:table-cell>
          <table:table-cell table:formula="of:=COM.MICROSOFT.CONCAT ([.E14];&quot;, &quot;;[.D14];&quot; &quot;;[.F14])" office:value-type="string" office:string-value="1828-04-09, Henrietta baptism" calcext:value-type="string">
            <text:p>1828-04-09, Henrietta baptism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1828-04-09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000" calcext:value-type="float">
            <text:p>3000</text:p>
          </table:table-cell>
          <table:table-cell table:formula="of:=COM.MICROSOFT.CONCAT ([.E15];&quot;, &quot;;[.D15];&quot; &quot;;[.F15])" office:value-type="string" office:string-value="1765-12-27, Mary baptism" calcext:value-type="string">
            <text:p>1765-12-27, Mary baptis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765-12-27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028" calcext:value-type="float">
            <text:p>3028</text:p>
          </table:table-cell>
          <table:table-cell table:formula="of:=COM.MICROSOFT.CONCAT ([.E16];&quot;, &quot;;[.D16];&quot; &quot;;[.F16])" office:value-type="string" office:string-value="1771-10-16, Matthew baptism" calcext:value-type="string">
            <text:p>1771-10-16, Matthew baptism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1771-10-16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030" calcext:value-type="float">
            <text:p>3030</text:p>
          </table:table-cell>
          <table:table-cell table:formula="of:=COM.MICROSOFT.CONCAT ([.E17];&quot;, &quot;;[.D17];&quot; &quot;;[.F17])" office:value-type="string" office:string-value="1773-04-04, Thom baptism" calcext:value-type="string">
            <text:p>1773-04-04, Thom baptism</text:p>
          </table:table-cell>
          <table:table-cell office:value-type="string" calcext:value-type="string">
            <text:p>Thom</text:p>
          </table:table-cell>
          <table:table-cell office:value-type="string" calcext:value-type="string">
            <text:p>1773-04-04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Tom and Nell Told (parents? With last name?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032" calcext:value-type="float">
            <text:p>3032</text:p>
          </table:table-cell>
          <table:table-cell table:formula="of:=COM.MICROSOFT.CONCAT ([.E18];&quot;, &quot;;[.D18];&quot; &quot;;[.F18])" office:value-type="string" office:string-value="1773-09-04, Samuel baptism" calcext:value-type="string">
            <text:p>1773-09-04, Samuel baptism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1773-09-04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034" calcext:value-type="float">
            <text:p>3034</text:p>
          </table:table-cell>
          <table:table-cell table:formula="of:=COM.MICROSOFT.CONCAT ([.E19];&quot;, &quot;;[.D19];&quot; &quot;;[.F19])" office:value-type="string" office:string-value="1775-02-07, Frances baptism" calcext:value-type="string">
            <text:p>1775-02-07, Frances baptism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1775-02-07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035" calcext:value-type="float">
            <text:p>3035</text:p>
          </table:table-cell>
          <table:table-cell table:formula="of:=COM.MICROSOFT.CONCAT ([.E20];&quot;, &quot;;[.D20];&quot; &quot;;[.F20])" office:value-type="string" office:string-value="1777-08-24, Margaret baptism" calcext:value-type="string">
            <text:p>1777-08-24, Margaret baptism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1777-08-24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36" calcext:value-type="float">
            <text:p>3036</text:p>
          </table:table-cell>
          <table:table-cell table:formula="of:=COM.MICROSOFT.CONCAT ([.E21];&quot;, &quot;;[.D21];&quot; &quot;;[.F21])" office:value-type="string" office:string-value="1778-10-10, Thomas baptism" calcext:value-type="string">
            <text:p>1778-10-10, Thomas baptis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1778-10-10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038" calcext:value-type="float">
            <text:p>3038</text:p>
          </table:table-cell>
          <table:table-cell table:formula="of:=COM.MICROSOFT.CONCAT ([.E22];&quot;, &quot;;[.D22];&quot; &quot;;[.F22])" office:value-type="string" office:string-value="1780-04-09, Henrietta baptism" calcext:value-type="string">
            <text:p>1780-04-09, Henrietta baptism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1780-04-09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040" calcext:value-type="float">
            <text:p>3040</text:p>
          </table:table-cell>
          <table:table-cell table:formula="of:=COM.MICROSOFT.CONCAT ([.E23];&quot;, &quot;;[.D23];&quot; &quot;;[.F23])" office:value-type="string" office:string-value="1781-09-01, John Baptist baptism" calcext:value-type="string">
            <text:p>1781-09-01, John Baptist baptism</text:p>
          </table:table-cell>
          <table:table-cell office:value-type="string" calcext:value-type="string">
            <text:p>John Baptist</text:p>
          </table:table-cell>
          <table:table-cell office:value-type="string" calcext:value-type="string">
            <text:p>1781-09-0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041" calcext:value-type="float">
            <text:p>3041</text:p>
          </table:table-cell>
          <table:table-cell table:formula="of:=COM.MICROSOFT.CONCAT ([.E24];&quot;, &quot;;[.D24];&quot; &quot;;[.F24])" office:value-type="string" office:string-value="1782-10-12, Gleotilda baptism" calcext:value-type="string">
            <text:p>1782-10-12, Gleotilda baptism</text:p>
          </table:table-cell>
          <table:table-cell office:value-type="string" calcext:value-type="string">
            <text:p>Gleotilda</text:p>
          </table:table-cell>
          <table:table-cell office:value-type="string" calcext:value-type="string">
            <text:p>1782-10-12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043" calcext:value-type="float">
            <text:p>3043</text:p>
          </table:table-cell>
          <table:table-cell table:formula="of:=COM.MICROSOFT.CONCAT ([.E25];&quot;, &quot;;[.D25];&quot; &quot;;[.F25])" office:value-type="string" office:string-value="1786-03-04, Jane baptism" calcext:value-type="string">
            <text:p>1786-03-04, Jane baptism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1786-03-04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045" calcext:value-type="float">
            <text:p>3045</text:p>
          </table:table-cell>
          <table:table-cell table:formula="of:=COM.MICROSOFT.CONCAT ([.E26];&quot;, &quot;;[.D26];&quot; &quot;;[.F26])" office:value-type="string" office:string-value="1799-03-16, Jerry baptism" calcext:value-type="string">
            <text:p>1799-03-16, Jerry baptism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1799-03-16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4095" calcext:value-type="float">
            <text:p>4095</text:p>
          </table:table-cell>
          <table:table-cell table:formula="of:=COM.MICROSOFT.CONCAT ([.E27];&quot;, &quot;;[.D27];&quot; &quot;;[.F27])" office:value-type="string" office:string-value="1819-11-25, Anna baptism" calcext:value-type="string">
            <text:p>1819-11-25, Anna baptis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1819-11-25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099" calcext:value-type="float">
            <text:p>4099</text:p>
          </table:table-cell>
          <table:table-cell table:formula="of:=COM.MICROSOFT.CONCAT ([.E28];&quot;, &quot;;[.D28];&quot; &quot;;[.F28])" office:value-type="string" office:string-value="1819-12, Lucia baptism" calcext:value-type="string">
            <text:p>1819-12, Lucia baptism</text:p>
          </table:table-cell>
          <table:table-cell office:value-type="string" calcext:value-type="string">
            <text:p>Lucia</text:p>
          </table:table-cell>
          <table:table-cell table:style-name="Default" office:value-type="string" calcext:value-type="string">
            <text:p>1819-12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4102" calcext:value-type="float">
            <text:p>4102</text:p>
          </table:table-cell>
          <table:table-cell table:formula="of:=COM.MICROSOFT.CONCAT ([.E29];&quot;, &quot;;[.D29];&quot; &quot;;[.F29])" office:value-type="string" office:string-value="1820-02-08, Nantine baptism" calcext:value-type="string">
            <text:p>1820-02-08, Nantine baptism</text:p>
          </table:table-cell>
          <table:table-cell office:value-type="string" calcext:value-type="string">
            <text:p>Nantine</text:p>
          </table:table-cell>
          <table:table-cell office:value-type="string" calcext:value-type="string">
            <text:p>1820-02-08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4105" calcext:value-type="float">
            <text:p>4105</text:p>
          </table:table-cell>
          <table:table-cell table:formula="of:=COM.MICROSOFT.CONCAT ([.E30];&quot;, &quot;;[.D30];&quot; &quot;;[.F30])" office:value-type="string" office:string-value="1820-07, James   baptism" calcext:value-type="string">
            <text:p>1820-07, James <text:s text:c="2"/>baptism</text:p>
          </table:table-cell>
          <table:table-cell office:value-type="string" calcext:value-type="string">
            <text:p>James <text:s/></text:p>
          </table:table-cell>
          <table:table-cell table:style-name="Default" office:value-type="string" calcext:value-type="string">
            <text:p>1820-07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107" calcext:value-type="float">
            <text:p>4107</text:p>
          </table:table-cell>
          <table:table-cell table:formula="of:=COM.MICROSOFT.CONCAT ([.E31];&quot;, &quot;;[.D31];&quot; &quot;;[.F31])" office:value-type="string" office:string-value="1820-06-28, Monica baptism" calcext:value-type="string">
            <text:p>1820-06-28, Monica baptism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1820-06-28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4109" calcext:value-type="float">
            <text:p>4109</text:p>
          </table:table-cell>
          <table:table-cell table:formula="of:=COM.MICROSOFT.CONCAT ([.E32];&quot;, &quot;;[.D32];&quot; &quot;;[.F32])" office:value-type="string" office:string-value="1821-05-06, Crise Anna Queen baptism" calcext:value-type="string">
            <text:p>1821-05-06, Crise Anna Queen baptism</text:p>
          </table:table-cell>
          <table:table-cell office:value-type="string" calcext:value-type="string">
            <text:p>Crise Anna Queen</text:p>
          </table:table-cell>
          <table:table-cell office:value-type="string" calcext:value-type="string">
            <text:p>1821-05-06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4112" calcext:value-type="float">
            <text:p>4112</text:p>
          </table:table-cell>
          <table:table-cell table:formula="of:=COM.MICROSOFT.CONCAT ([.E33];&quot;, &quot;;[.D33];&quot; &quot;;[.F33])" office:value-type="string" office:string-value="1820-07-18, Simon baptism" calcext:value-type="string">
            <text:p>1820-07-18, Simon baptis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1820-07-18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4115" calcext:value-type="float">
            <text:p>4115</text:p>
          </table:table-cell>
          <table:table-cell table:formula="of:=COM.MICROSOFT.CONCAT ([.E34];&quot;, &quot;;[.D34];&quot; &quot;;[.F34])" office:value-type="string" office:string-value="1821-07-13, Anna baptism" calcext:value-type="string">
            <text:p>1821-07-13, Anna baptis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1821-07-13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4118" calcext:value-type="float">
            <text:p>4118</text:p>
          </table:table-cell>
          <table:table-cell table:formula="of:=COM.MICROSOFT.CONCAT ([.E35];&quot;, &quot;;[.D35];&quot; &quot;;[.F35])" office:value-type="string" office:string-value="1821-08-20, Joseph baptism" calcext:value-type="string">
            <text:p>1821-08-20, Joseph baptis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4125" calcext:value-type="float">
            <text:p>4125</text:p>
          </table:table-cell>
          <table:table-cell table:formula="of:=COM.MICROSOFT.CONCAT ([.E36];&quot;, &quot;;[.D36];&quot; &quot;;[.F36])" office:value-type="string" office:string-value="1822-07-11, John baptism" calcext:value-type="string">
            <text:p>1822-07-11, John baptis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822-07-1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4126" calcext:value-type="float">
            <text:p>4126</text:p>
          </table:table-cell>
          <table:table-cell table:formula="of:=COM.MICROSOFT.CONCAT ([.E37];&quot;, &quot;;[.D37];&quot; &quot;;[.F37])" office:value-type="string" office:string-value="1822-07-11, Sophia baptism" calcext:value-type="string">
            <text:p>1822-07-11, Sophia baptism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1822-07-1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129" calcext:value-type="float">
            <text:p>4129</text:p>
          </table:table-cell>
          <table:table-cell table:formula="of:=COM.MICROSOFT.CONCAT ([.E38];&quot;, &quot;;[.D38];&quot; &quot;;[.F38])" office:value-type="string" office:string-value="1822-07-29, Gabriel baptism" calcext:value-type="string">
            <text:p>1822-07-29, Gabriel baptis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1822-07-29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4131" calcext:value-type="float">
            <text:p>4131</text:p>
          </table:table-cell>
          <table:table-cell table:formula="of:=COM.MICROSOFT.CONCAT ([.E39];&quot;, &quot;;[.D39];&quot; &quot;;[.F39])" office:value-type="string" office:string-value="1822-08-31, Marincelus Anderson baptism" calcext:value-type="string">
            <text:p>1822-08-31, Marincelus Anderson baptism</text:p>
          </table:table-cell>
          <table:table-cell office:value-type="string" calcext:value-type="string">
            <text:p>Marincelus Anderson</text:p>
          </table:table-cell>
          <table:table-cell office:value-type="string" calcext:value-type="string">
            <text:p>1822-08-3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4133" calcext:value-type="float">
            <text:p>4133</text:p>
          </table:table-cell>
          <table:table-cell table:formula="of:=COM.MICROSOFT.CONCAT ([.E40];&quot;, &quot;;[.D40];&quot; &quot;;[.F40])" office:value-type="string" office:string-value="1822-10-01, Cornelius baptism" calcext:value-type="string">
            <text:p>1822-10-01, Cornelius baptism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1822-10-0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137" calcext:value-type="float">
            <text:p>4137</text:p>
          </table:table-cell>
          <table:table-cell table:formula="of:=COM.MICROSOFT.CONCAT ([.E41];&quot;, &quot;;[.D41];&quot; &quot;;[.F41])" office:value-type="string" office:string-value="1822-11-01, Louisa Parker baptism" calcext:value-type="string">
            <text:p>1822-11-01, Louisa Parker baptism</text:p>
          </table:table-cell>
          <table:table-cell office:value-type="string" calcext:value-type="string">
            <text:p>Louisa Parker</text:p>
          </table:table-cell>
          <table:table-cell office:value-type="string" calcext:value-type="string">
            <text:p>1822-11-0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4140" calcext:value-type="float">
            <text:p>4140</text:p>
          </table:table-cell>
          <table:table-cell table:formula="of:=COM.MICROSOFT.CONCAT ([.E42];&quot;, &quot;;[.D42];&quot; &quot;;[.F42])" office:value-type="string" office:string-value="1822-12-10, John Adison baptism" calcext:value-type="string">
            <text:p>1822-12-10, John Adison baptism</text:p>
          </table:table-cell>
          <table:table-cell office:value-type="string" calcext:value-type="string">
            <text:p>John Adison</text:p>
          </table:table-cell>
          <table:table-cell office:value-type="string" calcext:value-type="string">
            <text:p>1822-12-10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143" calcext:value-type="float">
            <text:p>4143</text:p>
          </table:table-cell>
          <table:table-cell table:formula="of:=COM.MICROSOFT.CONCAT ([.E43];&quot;, &quot;;[.D43];&quot; &quot;;[.F43])" office:value-type="string" office:string-value="1821-09-22, Harrison Thorn baptism" calcext:value-type="string">
            <text:p>1821-09-22, Harrison Thorn baptism</text:p>
          </table:table-cell>
          <table:table-cell office:value-type="string" calcext:value-type="string">
            <text:p>Harrison Thor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4150" calcext:value-type="float">
            <text:p>4150</text:p>
          </table:table-cell>
          <table:table-cell table:formula="of:=COM.MICROSOFT.CONCAT ([.E44];&quot;, &quot;;[.D44];&quot; &quot;;[.F44])" office:value-type="string" office:string-value="1823-01-14, Maria Maglida Blacklog baptism" calcext:value-type="string">
            <text:p>1823-01-14, Maria Maglida Blacklog baptism</text:p>
          </table:table-cell>
          <table:table-cell office:value-type="string" calcext:value-type="string">
            <text:p>Maria Maglida Blacklog</text:p>
          </table:table-cell>
          <table:table-cell office:value-type="string" calcext:value-type="string">
            <text:p>1823-01-14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4158" calcext:value-type="float">
            <text:p>4158</text:p>
          </table:table-cell>
          <table:table-cell table:formula="of:=COM.MICROSOFT.CONCAT ([.E45];&quot;, &quot;;[.D45];&quot; &quot;;[.F45])" office:value-type="string" office:string-value="1827-05-03, Francis baptism" calcext:value-type="string">
            <text:p>1827-05-03, Francis baptism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1827-05-03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4161" calcext:value-type="float">
            <text:p>4161</text:p>
          </table:table-cell>
          <table:table-cell table:formula="of:=COM.MICROSOFT.CONCAT ([.E46];&quot;, &quot;;[.D46];&quot; &quot;;[.F46])" office:value-type="string" office:string-value="1827-09-16, Mary baptism" calcext:value-type="string">
            <text:p>1827-09-16, Mary baptis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27-09-16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4163" calcext:value-type="float">
            <text:p>4163</text:p>
          </table:table-cell>
          <table:table-cell table:formula="of:=COM.MICROSOFT.CONCAT ([.E47];&quot;, &quot;;[.D47];&quot; &quot;;[.F47])" office:value-type="string" office:string-value="1828-04-24, Richard Ignatius baptism" calcext:value-type="string">
            <text:p>1828-04-24, Richard Ignatius baptism</text:p>
          </table:table-cell>
          <table:table-cell office:value-type="string" calcext:value-type="string">
            <text:p>Richard Ignatius</text:p>
          </table:table-cell>
          <table:table-cell office:value-type="string" calcext:value-type="string">
            <text:p>1828-04-24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4166" calcext:value-type="float">
            <text:p>4166</text:p>
          </table:table-cell>
          <table:table-cell table:formula="of:=COM.MICROSOFT.CONCAT ([.E48];&quot;, &quot;;[.D48];&quot; &quot;;[.F48])" office:value-type="string" office:string-value="1828-05-02, William baptism" calcext:value-type="string">
            <text:p>1828-05-02, William baptis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1828-05-02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may have died the same day, unclear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4168" calcext:value-type="float">
            <text:p>4168</text:p>
          </table:table-cell>
          <table:table-cell table:formula="of:=COM.MICROSOFT.CONCAT ([.E49];&quot;, &quot;;[.D49];&quot; &quot;;[.F49])" office:value-type="string" office:string-value="1829-02-8, Susan baptism" calcext:value-type="string">
            <text:p>1829-02-8, Susan baptism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1829-02-8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4172" calcext:value-type="float">
            <text:p>4172</text:p>
          </table:table-cell>
          <table:table-cell table:formula="of:=COM.MICROSOFT.CONCAT ([.E50];&quot;, &quot;;[.D50];&quot; &quot;;[.F50])" office:value-type="string" office:string-value="1829-02-08, Cecilia baptism" calcext:value-type="string">
            <text:p>1829-02-08, Cecilia baptism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1829-02-08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176" calcext:value-type="float">
            <text:p>4176</text:p>
          </table:table-cell>
          <table:table-cell table:formula="of:=COM.MICROSOFT.CONCAT ([.E51];&quot;, &quot;;[.D51];&quot; &quot;;[.F51])" office:value-type="string" office:string-value="1829-04-11, Christopher baptism" calcext:value-type="string">
            <text:p>1829-04-11, Christopher baptism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1829-04-1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4179" calcext:value-type="float">
            <text:p>4179</text:p>
          </table:table-cell>
          <table:table-cell table:formula="of:=COM.MICROSOFT.CONCAT ([.E52];&quot;, &quot;;[.D52];&quot; &quot;;[.F52])" office:value-type="string" office:string-value="1829-11-29, Martha A. Queen baptism" calcext:value-type="string">
            <text:p>1829-11-29, Martha A. Queen baptism</text:p>
          </table:table-cell>
          <table:table-cell office:value-type="string" calcext:value-type="string">
            <text:p>Martha A. Queen</text:p>
          </table:table-cell>
          <table:table-cell office:value-type="string" calcext:value-type="string">
            <text:p>1829-11-29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4181" calcext:value-type="float">
            <text:p>4181</text:p>
          </table:table-cell>
          <table:table-cell table:formula="of:=COM.MICROSOFT.CONCAT ([.E53];&quot;, &quot;;[.D53];&quot; &quot;;[.F53])" office:value-type="string" office:string-value="1831-03-13, Edward Harrison baptism" calcext:value-type="string">
            <text:p>1831-03-13, Edward Harrison baptism</text:p>
          </table:table-cell>
          <table:table-cell office:value-type="string" calcext:value-type="string">
            <text:p>Edward Harrison</text:p>
          </table:table-cell>
          <table:table-cell office:value-type="string" calcext:value-type="string">
            <text:p>1831-03-13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/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4184" calcext:value-type="float">
            <text:p>4184</text:p>
          </table:table-cell>
          <table:table-cell table:formula="of:=COM.MICROSOFT.CONCAT ([.E54];&quot;, &quot;;[.D54];&quot; &quot;;[.F54])" office:value-type="string" office:string-value="1831-04-03, John Francis Queen baptism" calcext:value-type="string">
            <text:p>1831-04-03, John Francis Queen baptism</text:p>
          </table:table-cell>
          <table:table-cell office:value-type="string" calcext:value-type="string">
            <text:p>John Francis Queen</text:p>
          </table:table-cell>
          <table:table-cell office:value-type="string" calcext:value-type="string">
            <text:p>1831-04-03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4186" calcext:value-type="float">
            <text:p>4186</text:p>
          </table:table-cell>
          <table:table-cell table:formula="of:=COM.MICROSOFT.CONCAT ([.E55];&quot;, &quot;;[.D55];&quot; &quot;;[.F55])" office:value-type="string" office:string-value="1831-08-01, John Henry baptism" calcext:value-type="string">
            <text:p>1831-08-01, John Henry baptism</text:p>
          </table:table-cell>
          <table:table-cell office:value-type="string" calcext:value-type="string">
            <text:p>John Henry</text:p>
          </table:table-cell>
          <table:table-cell office:value-type="string" calcext:value-type="string">
            <text:p>1831-08-0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4189" calcext:value-type="float">
            <text:p>4189</text:p>
          </table:table-cell>
          <table:table-cell table:formula="of:=COM.MICROSOFT.CONCAT ([.E56];&quot;, &quot;;[.D56];&quot; &quot;;[.F56])" office:value-type="string" office:string-value="1831-08-28, Moses baptism" calcext:value-type="string">
            <text:p>1831-08-28, Moses baptism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1831-08-28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born in Prince George's County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195" calcext:value-type="float">
            <text:p>4195</text:p>
          </table:table-cell>
          <table:table-cell table:formula="of:=COM.MICROSOFT.CONCAT ([.E57];&quot;, &quot;;[.D57];&quot; &quot;;[.F57])" office:value-type="string" office:string-value="1832-01-01, Thomas baptism" calcext:value-type="string">
            <text:p>1832-01-01, Thomas baptis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1832-01-0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4197" calcext:value-type="float">
            <text:p>4197</text:p>
          </table:table-cell>
          <table:table-cell table:formula="of:=COM.MICROSOFT.CONCAT ([.E58];&quot;, &quot;;[.D58];&quot; &quot;;[.F58])" office:value-type="string" office:string-value="1832-01-15, Ruth Helena baptism" calcext:value-type="string">
            <text:p>1832-01-15, Ruth Helena baptism</text:p>
          </table:table-cell>
          <table:table-cell office:value-type="string" calcext:value-type="string">
            <text:p>Ruth Helena</text:p>
          </table:table-cell>
          <table:table-cell office:value-type="string" calcext:value-type="string">
            <text:p>1832-01-15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4198" calcext:value-type="float">
            <text:p>4198</text:p>
          </table:table-cell>
          <table:table-cell table:formula="of:=COM.MICROSOFT.CONCAT ([.E59];&quot;, &quot;;[.D59];&quot; &quot;;[.F59])" office:value-type="string" office:string-value="1832-01-29, Nancy Ann baptism" calcext:value-type="string">
            <text:p>1832-01-29, Nancy Ann baptism</text:p>
          </table:table-cell>
          <table:table-cell office:value-type="string" calcext:value-type="string">
            <text:p>Nancy Ann</text:p>
          </table:table-cell>
          <table:table-cell office:value-type="string" calcext:value-type="string">
            <text:p>1832-01-29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4202" calcext:value-type="float">
            <text:p>4202</text:p>
          </table:table-cell>
          <table:table-cell table:formula="of:=COM.MICROSOFT.CONCAT ([.E60];&quot;, &quot;;[.D60];&quot; &quot;;[.F60])" office:value-type="string" office:string-value="1832-03-23, Austin baptism" calcext:value-type="string">
            <text:p>1832-03-23, Austin baptis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4204" calcext:value-type="float">
            <text:p>4204</text:p>
          </table:table-cell>
          <table:table-cell table:formula="of:=COM.MICROSOFT.CONCAT ([.E61];&quot;, &quot;;[.D61];&quot; &quot;;[.F61])" office:value-type="string" office:string-value="1832-03-23, Martha baptism" calcext:value-type="string">
            <text:p>1832-03-23, Martha baptism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.O. Woodley</text:p>
          </table:table-cell>
          <table:table-cell office:value-type="string" calcext:value-type="string">
            <text:p>J058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4207" calcext:value-type="float">
            <text:p>4207</text:p>
          </table:table-cell>
          <table:table-cell table:formula="of:=COM.MICROSOFT.CONCAT ([.E62];&quot;, &quot;;[.D62];&quot; &quot;;[.F62])" office:value-type="string" office:string-value="1832-04-01, Mary baptism" calcext:value-type="string">
            <text:p>1832-04-01, Mary baptis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209" calcext:value-type="float">
            <text:p>4209</text:p>
          </table:table-cell>
          <table:table-cell table:formula="of:=COM.MICROSOFT.CONCAT ([.E63];&quot;, &quot;;[.D63];&quot; &quot;;[.F63])" office:value-type="string" office:string-value="1832-04-01, Eliza Hawkins baptism" calcext:value-type="string">
            <text:p>1832-04-01, Eliza Hawkins baptism</text:p>
          </table:table-cell>
          <table:table-cell office:value-type="string" calcext:value-type="string">
            <text:p>Eliza Hawkins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212" calcext:value-type="float">
            <text:p>4212</text:p>
          </table:table-cell>
          <table:table-cell table:formula="of:=COM.MICROSOFT.CONCAT ([.E64];&quot;, &quot;;[.D64];&quot; &quot;;[.F64])" office:value-type="string" office:string-value="1832-04-23, Richard baptism" calcext:value-type="string">
            <text:p>1832-04-23, Richard baptism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1832-04-23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214" calcext:value-type="float">
            <text:p>4214</text:p>
          </table:table-cell>
          <table:table-cell table:formula="of:=COM.MICROSOFT.CONCAT ([.E65];&quot;, &quot;;[.D65];&quot; &quot;;[.F65])" office:value-type="string" office:string-value="1832-07-01, John Henry baptism" calcext:value-type="string">
            <text:p>1832-07-01, John Henry baptism</text:p>
          </table:table-cell>
          <table:table-cell office:value-type="string" calcext:value-type="string">
            <text:p>John Henry</text:p>
          </table:table-cell>
          <table:table-cell office:value-type="string" calcext:value-type="string">
            <text:p>1832-07-0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216" calcext:value-type="float">
            <text:p>4216</text:p>
          </table:table-cell>
          <table:table-cell table:formula="of:=COM.MICROSOFT.CONCAT ([.E66];&quot;, &quot;;[.D66];&quot; &quot;;[.F66])" office:value-type="string" office:string-value="1832-10-21, Edward Queen baptism" calcext:value-type="string">
            <text:p>1832-10-21, Edward Queen baptism</text:p>
          </table:table-cell>
          <table:table-cell office:value-type="string" calcext:value-type="string">
            <text:p>Edward Queen</text:p>
          </table:table-cell>
          <table:table-cell office:value-type="string" calcext:value-type="string">
            <text:p>1832-10-2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4218" calcext:value-type="float">
            <text:p>4218</text:p>
          </table:table-cell>
          <table:table-cell table:formula="of:=COM.MICROSOFT.CONCAT ([.E67];&quot;, &quot;;[.D67];&quot; &quot;;[.F67])" office:value-type="string" office:string-value="1832-11-11, Noble Moses baptism" calcext:value-type="string">
            <text:p>1832-11-11, Noble Moses baptism</text:p>
          </table:table-cell>
          <table:table-cell office:value-type="string" calcext:value-type="string">
            <text:p>Noble Moses</text:p>
          </table:table-cell>
          <table:table-cell office:value-type="string" calcext:value-type="string">
            <text:p>1832-11-1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092" calcext:value-type="float">
            <text:p>6092</text:p>
          </table:table-cell>
          <table:table-cell table:formula="of:=COM.MICROSOFT.CONCAT ([.E68];&quot;, &quot;;[.D68];&quot; &quot;;[.F68])" office:value-type="string" office:string-value="1819-06-04, Sylvester baptism" calcext:value-type="string">
            <text:p>1819-06-04, Sylvester baptism</text:p>
          </table:table-cell>
          <table:table-cell office:value-type="string" calcext:value-type="string">
            <text:p>Sylvester</text:p>
          </table:table-cell>
          <table:table-cell office:value-type="string" calcext:value-type="string">
            <text:p>1819-06-04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ter Joannes</text:p>
          </table:table-cell>
          <table:table-cell/>
          <table:table-cell office:value-type="float" office:value="2115" calcext:value-type="float">
            <text:p>2115</text:p>
          </table:table-cell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106" calcext:value-type="float">
            <text:p>6106</text:p>
          </table:table-cell>
          <table:table-cell table:formula="of:=COM.MICROSOFT.CONCAT ([.E69];&quot;, &quot;;[.D69];&quot; &quot;;[.F69])" office:value-type="string" office:string-value="1830-10-11, Mary Jane baptism" calcext:value-type="string">
            <text:p>1830-10-11, Mary Jane baptism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830-10-1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107" calcext:value-type="float">
            <text:p>6107</text:p>
          </table:table-cell>
          <table:table-cell table:formula="of:=COM.MICROSOFT.CONCAT ([.E70];&quot;, &quot;;[.D70];&quot; &quot;;[.F70])" office:value-type="string" office:string-value="1831-03-09, Mary baptism" calcext:value-type="string">
            <text:p>1831-03-09, Mary baptis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31-03-09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109" calcext:value-type="float">
            <text:p>6109</text:p>
          </table:table-cell>
          <table:table-cell table:formula="of:=COM.MICROSOFT.CONCAT ([.E71];&quot;, &quot;;[.D71];&quot; &quot;;[.F71])" office:value-type="string" office:string-value="1832-09-05, Priscilla baptism" calcext:value-type="string">
            <text:p>1832-09-05, Priscilla baptism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1832-09-05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illegitimat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110" calcext:value-type="float">
            <text:p>6110</text:p>
          </table:table-cell>
          <table:table-cell table:formula="of:=COM.MICROSOFT.CONCAT ([.E72];&quot;, &quot;;[.D72];&quot; &quot;;[.F72])" office:value-type="string" office:string-value="1831-12-26, Nicholas baptism" calcext:value-type="string">
            <text:p>1831-12-26, Nicholas baptism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1831-12-26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178" calcext:value-type="float">
            <text:p>6178</text:p>
          </table:table-cell>
          <table:table-cell table:formula="of:=COM.MICROSOFT.CONCAT ([.E73];&quot;, &quot;;[.D73];&quot; &quot;;[.F73])" office:value-type="string" office:string-value="1819-06-04, John Leonard Ferdinand baptism" calcext:value-type="string">
            <text:p>1819-06-04, John Leonard Ferdinand baptism</text:p>
          </table:table-cell>
          <table:table-cell office:value-type="string" calcext:value-type="string">
            <text:p>John Leonard Ferdinand</text:p>
          </table:table-cell>
          <table:table-cell office:value-type="string" calcext:value-type="string">
            <text:p>1819-06-04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179" calcext:value-type="float">
            <text:p>6179</text:p>
          </table:table-cell>
          <table:table-cell table:formula="of:=COM.MICROSOFT.CONCAT ([.E74];&quot;, &quot;;[.D74];&quot; &quot;;[.F74])" office:value-type="string" office:string-value="1821-09-20, Henry Rea baptism" calcext:value-type="string">
            <text:p>1821-09-20, Henry Rea baptism</text:p>
          </table:table-cell>
          <table:table-cell office:value-type="string" calcext:value-type="string">
            <text:p>Henry Rea</text:p>
          </table:table-cell>
          <table:table-cell office:value-type="string" calcext:value-type="string">
            <text:p>1821-09-20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180" calcext:value-type="float">
            <text:p>6180</text:p>
          </table:table-cell>
          <table:table-cell table:formula="of:=COM.MICROSOFT.CONCAT ([.E75];&quot;, &quot;;[.D75];&quot; &quot;;[.F75])" office:value-type="string" office:string-value="1830-09-25, Robert James baptism" calcext:value-type="string">
            <text:p>1830-09-25, Robert James baptism</text:p>
          </table:table-cell>
          <table:table-cell office:value-type="string" calcext:value-type="string">
            <text:p>Robert James</text:p>
          </table:table-cell>
          <table:table-cell office:value-type="string" calcext:value-type="string">
            <text:p>1830-09-25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183" calcext:value-type="float">
            <text:p>6183</text:p>
          </table:table-cell>
          <table:table-cell table:formula="of:=COM.MICROSOFT.CONCAT ([.E76];&quot;, &quot;;[.D76];&quot; &quot;;[.F76])" office:value-type="string" office:string-value="1831-04-03, Jane baptism" calcext:value-type="string">
            <text:p>1831-04-03, Jane baptism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1831-04-03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185" calcext:value-type="float">
            <text:p>6185</text:p>
          </table:table-cell>
          <table:table-cell table:formula="of:=COM.MICROSOFT.CONCAT ([.E77];&quot;, &quot;;[.D77];&quot; &quot;;[.F77])" office:value-type="string" office:string-value="1831-07-31, Mary Ann baptism" calcext:value-type="string">
            <text:p>1831-07-31, Mary Ann baptism</text:p>
          </table:table-cell>
          <table:table-cell office:value-type="string" calcext:value-type="string">
            <text:p>Mary Ann</text:p>
          </table:table-cell>
          <table:table-cell office:value-type="string" calcext:value-type="string">
            <text:p>1831-07-3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189" calcext:value-type="float">
            <text:p>6189</text:p>
          </table:table-cell>
          <table:table-cell table:formula="of:=COM.MICROSOFT.CONCAT ([.E78];&quot;, &quot;;[.D78];&quot; &quot;;[.F78])" office:value-type="string" office:string-value="1832-02-19, John Henry baptism" calcext:value-type="string">
            <text:p>1832-02-19, John Henry baptism</text:p>
          </table:table-cell>
          <table:table-cell office:value-type="string" calcext:value-type="string">
            <text:p>John Henry</text:p>
          </table:table-cell>
          <table:table-cell office:value-type="string" calcext:value-type="string">
            <text:p>1832-02-19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191" calcext:value-type="float">
            <text:p>6191</text:p>
          </table:table-cell>
          <table:table-cell table:formula="of:=COM.MICROSOFT.CONCAT ([.E79];&quot;, &quot;;[.D79];&quot; &quot;;[.F79])" office:value-type="string" office:string-value="1832-09-25, Louisa baptism" calcext:value-type="string">
            <text:p>1832-09-25, Louisa baptism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1832-09-25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193" calcext:value-type="float">
            <text:p>6193</text:p>
          </table:table-cell>
          <table:table-cell table:formula="of:=COM.MICROSOFT.CONCAT ([.E80];&quot;, &quot;;[.D80];&quot; &quot;;[.F80])" office:value-type="string" office:string-value="1832-11-15, James Henry baptism" calcext:value-type="string">
            <text:p>1832-11-15, James Henry baptism</text:p>
          </table:table-cell>
          <table:table-cell office:value-type="string" calcext:value-type="string">
            <text:p>James Henry</text:p>
          </table:table-cell>
          <table:table-cell office:value-type="string" calcext:value-type="string">
            <text:p>1832-11-15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195" calcext:value-type="float">
            <text:p>6195</text:p>
          </table:table-cell>
          <table:table-cell table:formula="of:=COM.MICROSOFT.CONCAT ([.E81];&quot;, &quot;;[.D81];&quot; &quot;;[.F81])" office:value-type="string" office:string-value="1833-02-28, Elizabeth baptism" calcext:value-type="string">
            <text:p>1833-02-28, Elizabeth baptis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1833-02-28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6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bio:particpant</text:p>
          </table:table-cell>
          <table:table-cell office:value-type="string" calcext:value-type="string">
            <text:p>Identifier</text:p>
          </table:table-cell>
          <table:table-cell table:style-name="ce5" office:value-type="string" calcext:value-type="string">
            <text:p>dcterms:title 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io:date</text:p>
          </table:table-cell>
          <table:table-cell office:value-type="string" calcext:value-type="string">
            <text:p>dcterms:type</text:p>
          </table:table-cell>
          <table:table-cell office:value-type="string" calcext:value-type="string">
            <text:p>dcterms:description</text:p>
          </table:table-cell>
          <table:table-cell office:value-type="string" calcext:value-type="string">
            <text:p>schema:locatio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relationship:knowsOf</text:p>
          </table:table-cell>
          <table:table-cell office:value-type="string" calcext:value-type="string">
            <text:p>bio:officiator</text:p>
          </table:table-cell>
          <table:table-cell office:value-type="string" calcext:value-type="string">
            <text:p>dcterms:source</text:p>
          </table:table-cell>
          <table:table-cell table:number-columns-repeated="101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084" calcext:value-type="float">
            <text:p>6084</text:p>
          </table:table-cell>
          <table:table-cell table:formula="of:=COM.MICROSOFT.CONCAT([.E2];&quot;, &quot;;[.D2];&quot; &quot;;[.F2])" office:value-type="string" office:string-value="1813, Grinfield birth" calcext:value-type="string">
            <text:p>1813, Grinfield birth</text:p>
          </table:table-cell>
          <table:table-cell office:value-type="string" calcext:value-type="string">
            <text:p>Grinfield</text:p>
          </table:table-cell>
          <table:table-cell table:style-name="Default" office:value-type="float" office:value="1813" calcext:value-type="float">
            <text:p>1813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088" calcext:value-type="float">
            <text:p>6088</text:p>
          </table:table-cell>
          <table:table-cell table:formula="of:=COM.MICROSOFT.CONCAT([.E3];&quot;, &quot;;[.D3];&quot; &quot;;[.F3])" office:value-type="string" office:string-value="1817, James   birth" calcext:value-type="string">
            <text:p>1817, James <text:s text:c="2"/>birth</text:p>
          </table:table-cell>
          <table:table-cell office:value-type="string" calcext:value-type="string">
            <text:p>James <text:s/></text:p>
          </table:table-cell>
          <table:table-cell table:style-name="Default" office:value-type="float" office:value="1817" calcext:value-type="float">
            <text:p>1817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096" calcext:value-type="float">
            <text:p>6096</text:p>
          </table:table-cell>
          <table:table-cell table:formula="of:=COM.MICROSOFT.CONCAT([.E4];&quot;, &quot;;[.D4];&quot; &quot;;[.F4])" office:value-type="string" office:string-value="1823, Henry birth" calcext:value-type="string">
            <text:p>1823, Henry birth</text:p>
          </table:table-cell>
          <table:table-cell office:value-type="string" calcext:value-type="string">
            <text:p>Henry</text:p>
          </table:table-cell>
          <table:table-cell table:style-name="Default" office:value-type="float" office:value="1823" calcext:value-type="float">
            <text:p>1823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097" calcext:value-type="float">
            <text:p>6097</text:p>
          </table:table-cell>
          <table:table-cell table:formula="of:=COM.MICROSOFT.CONCAT([.E5];&quot;, &quot;;[.D5];&quot; &quot;;[.F5])" office:value-type="string" office:string-value="1823, Eleanor birth" calcext:value-type="string">
            <text:p>1823, Eleanor birth</text:p>
          </table:table-cell>
          <table:table-cell office:value-type="string" calcext:value-type="string">
            <text:p>Eleanor</text:p>
          </table:table-cell>
          <table:table-cell table:style-name="Default" office:value-type="float" office:value="1823" calcext:value-type="float">
            <text:p>1823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Henry and Eleanor twins?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102" calcext:value-type="float">
            <text:p>6102</text:p>
          </table:table-cell>
          <table:table-cell table:formula="of:=COM.MICROSOFT.CONCAT([.E6];&quot;, &quot;;[.D6];&quot; &quot;;[.F6])" office:value-type="string" office:string-value="1825, Miley birth" calcext:value-type="string">
            <text:p>1825, Miley birth</text:p>
          </table:table-cell>
          <table:table-cell office:value-type="string" calcext:value-type="string">
            <text:p>Miley</text:p>
          </table:table-cell>
          <table:table-cell table:style-name="Default" office:value-type="float" office:value="1825" calcext:value-type="float">
            <text:p>182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108" calcext:value-type="float">
            <text:p>6108</text:p>
          </table:table-cell>
          <table:table-cell table:formula="of:=COM.MICROSOFT.CONCAT([.E7];&quot;, &quot;;[.D7];&quot; &quot;;[.F7])" office:value-type="string" office:string-value="1825, Alexius birth" calcext:value-type="string">
            <text:p>1825, Alexius birth</text:p>
          </table:table-cell>
          <table:table-cell office:value-type="string" calcext:value-type="string">
            <text:p>Alexius</text:p>
          </table:table-cell>
          <table:table-cell table:style-name="Default" office:value-type="float" office:value="1825" calcext:value-type="float">
            <text:p>182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098" calcext:value-type="float">
            <text:p>6098</text:p>
          </table:table-cell>
          <table:table-cell table:formula="of:=COM.MICROSOFT.CONCAT([.E8];&quot;, &quot;;[.D8];&quot; &quot;;[.F8])" office:value-type="string" office:string-value="1826, Mary birth" calcext:value-type="string">
            <text:p>1826, Mary birth</text:p>
          </table:table-cell>
          <table:table-cell office:value-type="string" calcext:value-type="string">
            <text:p>Mary</text:p>
          </table:table-cell>
          <table:table-cell table:style-name="Default" office:value-type="float" office:value="1826" calcext:value-type="float">
            <text:p>1826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103" calcext:value-type="float">
            <text:p>6103</text:p>
          </table:table-cell>
          <table:table-cell table:formula="of:=COM.MICROSOFT.CONCAT([.E9];&quot;, &quot;;[.D9];&quot; &quot;;[.F9])" office:value-type="string" office:string-value="1827, Lucy birth" calcext:value-type="string">
            <text:p>1827, Lucy birth</text:p>
          </table:table-cell>
          <table:table-cell office:value-type="string" calcext:value-type="string">
            <text:p>Lucy</text:p>
          </table:table-cell>
          <table:table-cell table:style-name="Default" office:value-type="float" office:value="1827" calcext:value-type="float">
            <text:p>1827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104" calcext:value-type="float">
            <text:p>6104</text:p>
          </table:table-cell>
          <table:table-cell table:formula="of:=COM.MICROSOFT.CONCAT([.E10];&quot;, &quot;;[.D10];&quot; &quot;;[.F10])" office:value-type="string" office:string-value="1827, Ann birth" calcext:value-type="string">
            <text:p>1827, Ann birth</text:p>
          </table:table-cell>
          <table:table-cell office:value-type="string" calcext:value-type="string">
            <text:p>Ann</text:p>
          </table:table-cell>
          <table:table-cell table:style-name="Default" office:value-type="float" office:value="1827" calcext:value-type="float">
            <text:p>1827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crossed out (dead?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068" calcext:value-type="float">
            <text:p>6068</text:p>
          </table:table-cell>
          <table:table-cell table:formula="of:=COM.MICROSOFT.CONCAT([.E11];&quot;, &quot;;[.D11];&quot; &quot;;[.F11])" office:value-type="string" office:string-value="1806-04-05, Henny birth" calcext:value-type="string">
            <text:p>1806-04-05, Henny birth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806-04-0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070" calcext:value-type="float">
            <text:p>6070</text:p>
          </table:table-cell>
          <table:table-cell table:formula="of:=COM.MICROSOFT.CONCAT([.E12];&quot;, &quot;;[.D12];&quot; &quot;;[.F12])" office:value-type="string" office:string-value="1807-11-07, John birth" calcext:value-type="string">
            <text:p>1807-11-07, John birth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807-11-07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073" calcext:value-type="float">
            <text:p>6073</text:p>
          </table:table-cell>
          <table:table-cell table:formula="of:=COM.MICROSOFT.CONCAT([.E13];&quot;, &quot;;[.D13];&quot; &quot;;[.F13])" office:value-type="string" office:string-value="1809-08-16, Bill birth" calcext:value-type="string">
            <text:p>1809-08-16, Bill birth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1809-08-16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083" calcext:value-type="float">
            <text:p>6083</text:p>
          </table:table-cell>
          <table:table-cell table:formula="of:=COM.MICROSOFT.CONCAT([.E14];&quot;, &quot;;[.D14];&quot; &quot;;[.F14])" office:value-type="string" office:string-value="1811-02-24, Dick birth" calcext:value-type="string">
            <text:p>1811-02-24, Dick birth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1811-02-24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075" calcext:value-type="float">
            <text:p>6075</text:p>
          </table:table-cell>
          <table:table-cell table:formula="of:=COM.MICROSOFT.CONCAT([.E15];&quot;, &quot;;[.D15];&quot; &quot;;[.F15])" office:value-type="string" office:string-value="1811-11-02, Abram birth" calcext:value-type="string">
            <text:p>1811-11-02, Abram birth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1811-11-0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076" calcext:value-type="float">
            <text:p>6076</text:p>
          </table:table-cell>
          <table:table-cell table:formula="of:=COM.MICROSOFT.CONCAT([.E16];&quot;, &quot;;[.D16];&quot; &quot;;[.F16])" office:value-type="string" office:string-value="1812-02-23, Susan  birth" calcext:value-type="string">
            <text:p>1812-02-23, Susan <text:s/>birth</text:p>
          </table:table-cell>
          <table:table-cell office:value-type="string" calcext:value-type="string">
            <text:p>Susan </text:p>
          </table:table-cell>
          <table:table-cell office:value-type="string" calcext:value-type="string">
            <text:p>1812-02-23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087" calcext:value-type="float">
            <text:p>6087</text:p>
          </table:table-cell>
          <table:table-cell table:formula="of:=COM.MICROSOFT.CONCAT([.E17];&quot;, &quot;;[.D17];&quot; &quot;;[.F17])" office:value-type="string" office:string-value="1814-06-09, Rosanne birth" calcext:value-type="string">
            <text:p>1814-06-09, Rosanne birth</text:p>
          </table:table-cell>
          <table:table-cell office:value-type="string" calcext:value-type="string">
            <text:p>Rosanne</text:p>
          </table:table-cell>
          <table:table-cell office:value-type="string" calcext:value-type="string">
            <text:p>1814-06-0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079" calcext:value-type="float">
            <text:p>6079</text:p>
          </table:table-cell>
          <table:table-cell table:formula="of:=COM.MICROSOFT.CONCAT([.E18];&quot;, &quot;;[.D18];&quot; &quot;;[.F18])" office:value-type="string" office:string-value="1814-07-01, Jarret birth" calcext:value-type="string">
            <text:p>1814-07-01, Jarret birth</text:p>
          </table:table-cell>
          <table:table-cell office:value-type="string" calcext:value-type="string">
            <text:p>Jarret</text:p>
          </table:table-cell>
          <table:table-cell office:value-type="string" calcext:value-type="string">
            <text:p>1814-07-01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080" calcext:value-type="float">
            <text:p>6080</text:p>
          </table:table-cell>
          <table:table-cell table:formula="of:=COM.MICROSOFT.CONCAT([.E19];&quot;, &quot;;[.D19];&quot; &quot;;[.F19])" office:value-type="string" office:string-value="1815-09, Charlotte birth" calcext:value-type="string">
            <text:p>1815-09, Charlotte birth</text:p>
          </table:table-cell>
          <table:table-cell office:value-type="string" calcext:value-type="string">
            <text:p>Charlotte</text:p>
          </table:table-cell>
          <table:table-cell table:style-name="Default" office:value-type="string" calcext:value-type="string">
            <text:p>1815-0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081" calcext:value-type="float">
            <text:p>6081</text:p>
          </table:table-cell>
          <table:table-cell table:formula="of:=COM.MICROSOFT.CONCAT([.E20];&quot;, &quot;;[.D20];&quot; &quot;;[.F20])" office:value-type="string" office:string-value="1815-12-25, Mary birth" calcext:value-type="string">
            <text:p>1815-12-25, Mary birth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15-12-2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082" calcext:value-type="float">
            <text:p>6082</text:p>
          </table:table-cell>
          <table:table-cell table:formula="of:=COM.MICROSOFT.CONCAT([.E21];&quot;, &quot;;[.D21];&quot; &quot;;[.F21])" office:value-type="string" office:string-value="1816-10-06, Julian birth" calcext:value-type="string">
            <text:p>1816-10-06, Julian birth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1816-10-06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092" calcext:value-type="float">
            <text:p>6092</text:p>
          </table:table-cell>
          <table:table-cell table:formula="of:=COM.MICROSOFT.CONCAT([.E22];&quot;, &quot;;[.D22];&quot; &quot;;[.F22])" office:value-type="string" office:string-value="1819-02-12, Sylvester birth" calcext:value-type="string">
            <text:p>1819-02-12, Sylvester birth</text:p>
          </table:table-cell>
          <table:table-cell office:value-type="string" calcext:value-type="string">
            <text:p>Sylvester</text:p>
          </table:table-cell>
          <table:table-cell office:value-type="string" calcext:value-type="string">
            <text:p>1819-02-1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91" calcext:value-type="float">
            <text:p>6091</text:p>
          </table:table-cell>
          <table:table-cell table:formula="of:=COM.MICROSOFT.CONCAT([.E23];&quot;, &quot;;[.D23];&quot; &quot;;[.F23])" office:value-type="string" office:string-value="1819-05-03, Ferdinand birth" calcext:value-type="string">
            <text:p>1819-05-03, Ferdinand birth</text:p>
          </table:table-cell>
          <table:table-cell office:value-type="string" calcext:value-type="string">
            <text:p>Ferdinand</text:p>
          </table:table-cell>
          <table:table-cell office:value-type="string" calcext:value-type="string">
            <text:p>1819-05-03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093" calcext:value-type="float">
            <text:p>6093</text:p>
          </table:table-cell>
          <table:table-cell table:formula="of:=COM.MICROSOFT.CONCAT([.E24];&quot;, &quot;;[.D24];&quot; &quot;;[.F24])" office:value-type="string" office:string-value="1820-10-30, Cristina birth" calcext:value-type="string">
            <text:p>1820-10-30, Cristina birth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1820-10-30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094" calcext:value-type="float">
            <text:p>6094</text:p>
          </table:table-cell>
          <table:table-cell table:formula="of:=COM.MICROSOFT.CONCAT([.E25];&quot;, &quot;;[.D25];&quot; &quot;;[.F25])" office:value-type="string" office:string-value="1821-08-12, Harriet birth" calcext:value-type="string">
            <text:p>1821-08-12, Harriet birth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1821-08-1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101" calcext:value-type="float">
            <text:p>6101</text:p>
          </table:table-cell>
          <table:table-cell table:formula="of:=COM.MICROSOFT.CONCAT([.E26];&quot;, &quot;;[.D26];&quot; &quot;;[.F26])" office:value-type="string" office:string-value="1821-09-19, Remus birth" calcext:value-type="string">
            <text:p>1821-09-19, Remus birth</text:p>
          </table:table-cell>
          <table:table-cell office:value-type="string" calcext:value-type="string">
            <text:p>Remus</text:p>
          </table:table-cell>
          <table:table-cell office:value-type="string" calcext:value-type="string">
            <text:p>1821-09-1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095" calcext:value-type="float">
            <text:p>6095</text:p>
          </table:table-cell>
          <table:table-cell table:formula="of:=COM.MICROSOFT.CONCAT([.E27];&quot;, &quot;;[.D27];&quot; &quot;;[.F27])" office:value-type="string" office:string-value="1822-04-05, Emeline birth" calcext:value-type="string">
            <text:p>1822-04-05, Emeline birth</text:p>
          </table:table-cell>
          <table:table-cell office:value-type="string" calcext:value-type="string">
            <text:p>Emeline</text:p>
          </table:table-cell>
          <table:table-cell office:value-type="string" calcext:value-type="string">
            <text:p>1822-04-0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099" calcext:value-type="float">
            <text:p>6099</text:p>
          </table:table-cell>
          <table:table-cell table:formula="of:=COM.MICROSOFT.CONCAT([.E28];&quot;, &quot;;[.D28];&quot; &quot;;[.F28])" office:value-type="string" office:string-value="1824-02-22, Lucrese birth" calcext:value-type="string">
            <text:p>1824-02-22, Lucrese birth</text:p>
          </table:table-cell>
          <table:table-cell office:value-type="string" calcext:value-type="string">
            <text:p>Lucrese</text:p>
          </table:table-cell>
          <table:table-cell office:value-type="string" calcext:value-type="string">
            <text:p>1824-02-2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100" calcext:value-type="float">
            <text:p>6100</text:p>
          </table:table-cell>
          <table:table-cell table:formula="of:=COM.MICROSOFT.CONCAT([.E29];&quot;, &quot;;[.D29];&quot; &quot;;[.F29])" office:value-type="string" office:string-value="1825-04-10, Ritta birth" calcext:value-type="string">
            <text:p>1825-04-10, Ritta birth</text:p>
          </table:table-cell>
          <table:table-cell office:value-type="string" calcext:value-type="string">
            <text:p>Ritta</text:p>
          </table:table-cell>
          <table:table-cell office:value-type="string" calcext:value-type="string">
            <text:p>1825-04-10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105" calcext:value-type="float">
            <text:p>6105</text:p>
          </table:table-cell>
          <table:table-cell table:formula="of:=COM.MICROSOFT.CONCAT([.E30];&quot;, &quot;;[.D30];&quot; &quot;;[.F30])" office:value-type="string" office:string-value="1828-10-17, Joe birth" calcext:value-type="string">
            <text:p>1828-10-17, Joe birth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1828-10-17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106" calcext:value-type="float">
            <text:p>6106</text:p>
          </table:table-cell>
          <table:table-cell table:formula="of:=COM.MICROSOFT.CONCAT([.E31];&quot;, &quot;;[.D31];&quot; &quot;;[.F31])" office:value-type="string" office:string-value="1830-10-09, Mary Jane birth" calcext:value-type="string">
            <text:p>1830-10-09, Mary Jane birth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830-10-0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107" calcext:value-type="float">
            <text:p>6107</text:p>
          </table:table-cell>
          <table:table-cell table:formula="of:=COM.MICROSOFT.CONCAT([.E32];&quot;, &quot;;[.D32];&quot; &quot;;[.F32])" office:value-type="string" office:string-value="1831-03-03, Mary birth" calcext:value-type="string">
            <text:p>1831-03-03, Mary birth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31-03-03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109" calcext:value-type="float">
            <text:p>6109</text:p>
          </table:table-cell>
          <table:table-cell table:formula="of:=COM.MICROSOFT.CONCAT([.E33];&quot;, &quot;;[.D33];&quot; &quot;;[.F33])" office:value-type="string" office:string-value="1831-09-03, Priscilla birth" calcext:value-type="string">
            <text:p>1831-09-03, Priscilla birth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1831-09-03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110" calcext:value-type="float">
            <text:p>6110</text:p>
          </table:table-cell>
          <table:table-cell table:formula="of:=COM.MICROSOFT.CONCAT([.E34];&quot;, &quot;;[.D34];&quot; &quot;;[.F34])" office:value-type="string" office:string-value="1831-12-12, Nicholas birth" calcext:value-type="string">
            <text:p>1831-12-12, Nicholas birth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1831-12-12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crossed out and indicated dea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  <table:table-cell table:number-columns-repeated="1012"/>
        </table:table-row>
        <table:table-row table:style-name="ro1">
          <table:table-cell table:style-name="ce3" office:value-type="float" office:value="3660" calcext:value-type="float">
            <text:p>3660</text:p>
          </table:table-cell>
          <table:table-cell table:style-name="ce3" office:value-type="float" office:value="5200" calcext:value-type="float">
            <text:p>5200</text:p>
          </table:table-cell>
          <table:table-cell table:style-name="ce4" office:value-type="string" calcext:value-type="string">
            <text:p>1754-11-24, Girl baptism</text:p>
          </table:table-cell>
          <table:table-cell table:style-name="ce3" office:value-type="string" calcext:value-type="string">
            <text:p>Girl</text:p>
          </table:table-cell>
          <table:table-cell table:style-name="ce4" office:value-type="date" office:date-value="1754-11-24" calcext:value-type="date">
            <text:p>1754-11-24</text:p>
          </table:table-cell>
          <table:table-cell table:style-name="ce3" office:value-type="string" calcext:value-type="string">
            <text:p>baptism</text:p>
          </table:table-cell>
          <table:table-cell table:style-name="ce3" office:value-type="string" calcext:value-type="string">
            <text:p>Died May 9, 1756 – godfather David – godmother Mrs. Cat Farre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http://slaveryarchive.georgetown.edu/items/show/276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3661" calcext:value-type="float">
            <text:p>3661</text:p>
          </table:table-cell>
          <table:table-cell table:style-name="ce3" office:value-type="float" office:value="5201" calcext:value-type="float">
            <text:p>5201</text:p>
          </table:table-cell>
          <table:table-cell table:style-name="ce3" office:value-type="string" calcext:value-type="string">
            <text:p>1755-11-11, John baptism</text:p>
          </table:table-cell>
          <table:table-cell table:style-name="ce3" office:value-type="string" calcext:value-type="string">
            <text:p>John</text:p>
          </table:table-cell>
          <table:table-cell table:style-name="ce4" office:value-type="date" office:date-value="1755-11-11" calcext:value-type="date">
            <text:p>1755-11-11</text:p>
          </table:table-cell>
          <table:table-cell table:style-name="ce3" office:value-type="string" calcext:value-type="string">
            <text:p>baptism</text:p>
          </table:table-cell>
          <table:table-cell table:style-name="ce3" office:value-type="string" calcext:value-type="string">
            <text:p>Child of Nanny - godfather Isaac - godmother Betty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3662" calcext:value-type="float">
            <text:p>3662</text:p>
          </table:table-cell>
          <table:table-cell table:style-name="ce3" office:value-type="float" office:value="5202" calcext:value-type="float">
            <text:p>5202</text:p>
          </table:table-cell>
          <table:table-cell table:style-name="ce3" office:value-type="string" calcext:value-type="string">
            <text:p>1756-12-07, Prudens baptism</text:p>
          </table:table-cell>
          <table:table-cell table:style-name="ce3" office:value-type="string" calcext:value-type="string">
            <text:p>Prudens</text:p>
          </table:table-cell>
          <table:table-cell table:style-name="ce4" office:value-type="date" office:date-value="1756-12-07" calcext:value-type="date">
            <text:p>1756-12-07</text:p>
          </table:table-cell>
          <table:table-cell table:style-name="ce3" office:value-type="string" calcext:value-type="string">
            <text:p>baptism</text:p>
          </table:table-cell>
          <table:table-cell table:style-name="ce3" office:value-type="string" calcext:value-type="string">
            <text:p>Child of Molly – godfather Davi – godmother Betty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3663" calcext:value-type="float">
            <text:p>3663</text:p>
          </table:table-cell>
          <table:table-cell table:style-name="ce3" office:value-type="float" office:value="5203" calcext:value-type="float">
            <text:p>5203</text:p>
          </table:table-cell>
          <table:table-cell table:style-name="ce3" office:value-type="string" calcext:value-type="string">
            <text:p>1756-10-22, John baptism</text:p>
          </table:table-cell>
          <table:table-cell table:style-name="ce3" office:value-type="string" calcext:value-type="string">
            <text:p>John</text:p>
          </table:table-cell>
          <table:table-cell table:style-name="ce4" office:value-type="date" office:date-value="1758-10-22" calcext:value-type="date">
            <text:p>1758-10-22</text:p>
          </table:table-cell>
          <table:table-cell table:style-name="ce3" office:value-type="string" calcext:value-type="string">
            <text:p>baptism</text:p>
          </table:table-cell>
          <table:table-cell table:style-name="ce3" office:value-type="string" calcext:value-type="string">
            <text:p>Child of Molly – godfather Davi – godmother Betty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3664" calcext:value-type="float">
            <text:p>3664</text:p>
          </table:table-cell>
          <table:table-cell table:style-name="ce3" office:value-type="float" office:value="5204" calcext:value-type="float">
            <text:p>5204</text:p>
          </table:table-cell>
          <table:table-cell table:style-name="ce3" office:value-type="string" calcext:value-type="string">
            <text:p>Robert baptism</text:p>
          </table:table-cell>
          <table:table-cell table:style-name="ce3" office:value-type="string" calcext:value-type="string">
            <text:p>Robert</text:p>
          </table:table-cell>
          <table:table-cell table:style-name="ce3"/>
          <table:table-cell table:style-name="ce3" office:value-type="string" calcext:value-type="string">
            <text:p>baptism</text:p>
          </table:table-cell>
          <table:table-cell table:style-name="ce3" office:value-type="string" calcext:value-type="string">
            <text:p>Child of Nanny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vd. Mr. Harding</text:p>
          </table:table-cell>
          <table:table-cell table:style-name="ce3" table:number-columns-repeated="1015"/>
        </table:table-row>
        <table:table-row table:style-name="ro1">
          <table:table-cell table:style-name="ce3" office:value-type="float" office:value="3665" calcext:value-type="float">
            <text:p>3665</text:p>
          </table:table-cell>
          <table:table-cell table:style-name="ce3" office:value-type="float" office:value="5205" calcext:value-type="float">
            <text:p>5205</text:p>
          </table:table-cell>
          <table:table-cell table:style-name="ce3" office:value-type="string" calcext:value-type="string">
            <text:p>1760-12, Sara baptism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1760-12</text:p>
          </table:table-cell>
          <table:table-cell table:style-name="ce3" office:value-type="string" calcext:value-type="string">
            <text:p>baptism</text:p>
          </table:table-cell>
          <table:table-cell table:style-name="ce3" office:value-type="string" calcext:value-type="string">
            <text:p>Child of Ma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r. Manners</text:p>
          </table:table-cell>
          <table:table-cell table:style-name="ce3" table:number-columns-repeated="1015"/>
        </table:table-row>
      </table:table>
      <table:named-expressions/>
      <table:database-ranges>
        <table:database-range table:name="__Anonymous_Sheet_DB__1" table:target-range-address="Sheet2.A1:Sheet2.L34">
          <table:sort>
            <table:sort-by table:field-number="7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09:45:55.501694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4:05:41.932000000</meta:creation-date>
    <meta:generator>LibreOffice/6.1.0.3$MacOSX_X86_64 LibreOffice_project/efb621ed25068d70781dc026f7e9c5187a4decd1</meta:generator>
    <dc:date>2019-02-11T17:32:16.356837901</dc:date>
    <meta:editing-duration>PT5H42M47S</meta:editing-duration>
    <meta:editing-cycles>7</meta:editing-cycles>
    <dc:creator>Sharon Leon</dc:creator>
    <meta:document-statistic meta:table-count="2" meta:cell-count="1135" meta:object-count="0"/>
  </office:meta>
</office:document-meta>
</file>